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228b22" draw:textarea-vertical-align="middle" draw:auto-grow-height="false" fo:min-height="4.25cm" fo:min-width="13.9cm"/>
    </style:style>
    <style:style style:name="gr2" style:family="graphic" style:parent-style-name="standard">
      <style:graphic-properties svg:stroke-color="#000000" draw:fill-color="#228b22" draw:textarea-vertical-align="middle" draw:auto-grow-height="false" fo:min-height="6.818cm" fo:min-width="4.119cm"/>
    </style:style>
    <style:style style:name="gr3" style:family="graphic" style:parent-style-name="standard">
      <style:graphic-properties svg:stroke-color="#000000" draw:fill-color="#8b0000" draw:textarea-horizontal-align="justify" draw:textarea-vertical-align="middle" draw:auto-grow-height="false" fo:min-height="1.164cm" fo:min-width="0.914cm"/>
    </style:style>
    <style:style style:name="gr4" style:family="graphic" style:parent-style-name="standard">
      <style:graphic-properties svg:stroke-width="0.706cm" svg:stroke-color="#ffffff" draw:marker-start-width="1.254cm" draw:marker-end-width="1.254cm" draw:fill="solid" draw:fill-color="#800080" draw:textarea-horizontal-align="justify" draw:textarea-vertical-align="middle" draw:auto-grow-height="false" fo:min-height="11.575cm" fo:min-width="11.325cm" fo:padding-top="0.473cm" fo:padding-bottom="0.473cm" fo:padding-left="0.598cm" fo:padding-right="0.598cm"/>
    </style:style>
    <style:style style:name="gr5" style:family="graphic" style:parent-style-name="standard">
      <style:graphic-properties draw:stroke="none" svg:stroke-color="#000000" draw:fill-color="#ffffff" draw:textarea-vertical-align="middle" draw:auto-grow-height="false" fo:min-height="3.054cm" fo:min-width="10.07cm"/>
    </style:style>
    <style:style style:name="gr6" style:family="graphic" style:parent-style-name="standard">
      <style:graphic-properties draw:stroke="none" svg:stroke-color="#000000" draw:fill-color="#ffffff" draw:textarea-vertical-align="middle" draw:auto-grow-height="false" fo:min-height="4.938cm" fo:min-width="2.891cm"/>
    </style:style>
    <style:style style:name="gr7" style:family="graphic" style:parent-style-name="standard">
      <style:graphic-properties draw:stroke="none" svg:stroke-color="#000000" draw:fill-color="#ffffff" draw:textarea-vertical-align="middle" draw:auto-grow-height="false" fo:min-height="4.939cm" fo:min-width="2.891cm"/>
    </style:style>
    <style:style style:name="gr8" style:family="graphic" style:parent-style-name="standard">
      <style:graphic-properties draw:stroke="none" svg:stroke-color="#000000" draw:fill-color="#ffffff" draw:textarea-horizontal-align="justify" draw:textarea-vertical-align="middle" draw:auto-grow-height="false" fo:min-height="0.788cm" fo:min-width="0.539cm"/>
    </style:style>
    <style:style style:name="gr9" style:family="graphic" style:parent-style-name="standard">
      <style:graphic-properties draw:stroke="none" svg:stroke-color="#000000" draw:fill-color="#ffffff" draw:textarea-horizontal-align="justify" draw:textarea-vertical-align="middle" draw:auto-grow-height="false" fo:min-height="0.788cm" fo:min-width="0.538cm"/>
    </style:style>
    <style:style style:name="P1" style:family="paragraph">
      <loext:graphic-properties draw:fill-color="#228b22"/>
      <style:paragraph-properties fo:text-align="center"/>
    </style:style>
    <style:style style:name="P2" style:family="paragraph">
      <loext:graphic-properties draw:fill-color="#8b0000"/>
      <style:paragraph-properties fo:text-align="center"/>
    </style:style>
    <style:style style:name="P3" style:family="paragraph">
      <loext:graphic-properties draw:fill="solid" draw:fill-color="#800080"/>
      <style:paragraph-properties fo:text-align="center"/>
    </style:style>
    <style:style style:name="P4" style:family="paragraph">
      <loext:graphic-properties draw:fill-color="#ffffff"/>
      <style:paragraph-properties fo:text-align="center"/>
    </style:style>
  </office:automatic-styles>
  <office:body>
    <office:drawing>
      <draw:page draw:name="page1" draw:style-name="dp1" draw:master-page-name="Standard">
        <draw:custom-shape draw:style-name="gr1" draw:text-style-name="P1" draw:layer="layout" svg:width="14.4cm" svg:height="4.5cm" draw:transform="rotate (1.5707963267949) translate (12.6cm 20.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 draw:text-style-name="P1" draw:layer="layout" svg:width="4.619cm" svg:height="7.068cm" draw:transform="skewX (5.70335189872664E-017) rotate (0.785398163397448) translate (6.8cm 12.626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 draw:text-style-name="P1" draw:layer="layout" svg:width="4.619cm" svg:height="7.068cm" draw:transform="skewX (1.14067037974533E-016) rotate (-0.785398163397449) translate (19.634cm 9.371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3" draw:text-style-name="P2" draw:layer="layout" svg:width="2cm" svg:height="2cm" svg:x="5.2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22cm" svg:y="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3.8cm" svg:y="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19.2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8.6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4.1cm" svg:y="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cm" svg:height="2cm" svg:x="23.5cm" svg:y="14.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 draw:style-name="dp1" draw:master-page-name="Standard">
        <draw:custom-shape draw:style-name="gr4" draw:text-style-name="P3" draw:layer="layout" svg:width="17.707cm" svg:height="17.707cm" svg:x="6cm" svg:y="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5" draw:text-style-name="P4" draw:layer="layout" svg:width="10.57cm" svg:height="3.304cm" draw:transform="rotate (1.5707963267949) translate (13.311cm 16.841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6" draw:text-style-name="P4" draw:layer="layout" svg:width="3.391cm" svg:height="5.188cm" draw:transform="rotate (0.785398163397448) translate (9.054cm 11.13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7" draw:text-style-name="P4" draw:layer="layout" svg:width="3.391cm" svg:height="5.189cm" draw:transform="skewX (-0.000174532925199248) rotate (-0.785398163397449) translate (18.475cm 8.745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8" draw:text-style-name="P4" draw:layer="layout" svg:width="1.469cm" svg:height="1.468cm" svg:x="7.879cm" svg:y="7.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1.468cm" svg:height="1.468cm" svg:x="20.211cm" svg:y="7.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1.468cm" svg:height="1.468cm" svg:x="14.192cm" svg:y="3.0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1.468cm" svg:height="1.468cm" svg:x="18.156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1.468cm" svg:height="1.468cm" svg:x="10.375cm" svg:y="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4" draw:layer="layout" svg:width="1.468cm" svg:height="1.468cm" svg:x="7.672cm" svg:y="12.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4" draw:layer="layout" svg:width="1.469cm" svg:height="1.468cm" svg:x="20.712cm" svg:y="12.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13T14:49:54.227723464</meta:creation-date>
    <dc:date>2020-11-13T15:04:18.324331916</dc:date>
    <meta:editing-duration>PT11M58S</meta:editing-duration>
    <meta:editing-cycles>5</meta:editing-cycles>
    <meta:generator>LibreOffice/6.4.6.2$Linux_X86_64 LibreOffice_project/40$Build-2</meta:generator>
    <meta:document-statistic meta:object-count="21"/>
  </office:meta>
</office:document-meta>
</file>